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officeooo:rsid="0007d1d5" officeooo:paragraph-rsid="0007d1d5"/>
    </style:style>
    <style:style style:name="P2" style:family="paragraph" style:parent-style-name="Standard">
      <style:text-properties officeooo:rsid="0009cd8b" officeooo:paragraph-rsid="0009cd8b"/>
    </style:style>
    <style:style style:name="P3" style:family="paragraph" style:parent-style-name="Standard">
      <style:text-properties officeooo:rsid="000b7ff8" officeooo:paragraph-rsid="000b7ff8"/>
    </style:style>
    <style:style style:name="P4" style:family="paragraph" style:parent-style-name="Standard">
      <style:text-properties officeooo:rsid="000cd582" officeooo:paragraph-rsid="000cd582"/>
    </style:style>
    <style:style style:name="P5" style:family="paragraph" style:parent-style-name="Standard">
      <style:text-properties officeooo:rsid="000d97cc" officeooo:paragraph-rsid="000d97cc"/>
    </style:style>
    <style:style style:name="P6" style:family="paragraph" style:parent-style-name="Standard">
      <style:paragraph-properties fo:break-before="page"/>
      <style:text-properties officeooo:rsid="000d97cc" officeooo:paragraph-rsid="000d97cc"/>
    </style:style>
    <style:style style:name="P7" style:family="paragraph" style:parent-style-name="Standard">
      <style:text-properties officeooo:rsid="000f6b43" officeooo:paragraph-rsid="000f6b43"/>
    </style:style>
    <style:style style:name="P8" style:family="paragraph" style:parent-style-name="Preformatted_20_Text">
      <style:text-properties fo:font-size="14pt" style:font-size-asian="14pt" style:font-size-complex="14pt"/>
    </style:style>
    <style:style style:name="P9" style:family="paragraph" style:parent-style-name="Standard">
      <style:text-properties officeooo:rsid="0011f4de" officeooo:paragraph-rsid="0011f4de"/>
    </style:style>
    <style:style style:name="P10" style:family="paragraph" style:parent-style-name="Standard">
      <style:paragraph-properties fo:break-before="page"/>
      <style:text-properties officeooo:rsid="0011f4de" officeooo:paragraph-rsid="00124e47"/>
    </style:style>
    <style:style style:name="P11" style:family="paragraph" style:parent-style-name="Standard">
      <style:text-properties officeooo:rsid="0011f4de" officeooo:paragraph-rsid="00124e47"/>
    </style:style>
    <style:style style:name="P12" style:family="paragraph" style:parent-style-name="Standard">
      <style:text-properties officeooo:rsid="0011f4de" officeooo:paragraph-rsid="00134f4d"/>
    </style:style>
    <style:style style:name="P13" style:family="paragraph" style:parent-style-name="Standard">
      <style:text-properties officeooo:rsid="0011f4de" officeooo:paragraph-rsid="001535a2"/>
    </style:style>
    <style:style style:name="P14" style:family="paragraph" style:parent-style-name="Standard">
      <style:text-properties officeooo:rsid="0011f4de" officeooo:paragraph-rsid="00162ac3"/>
    </style:style>
    <style:style style:name="P15" style:family="paragraph" style:parent-style-name="Standard">
      <style:paragraph-properties fo:break-before="page"/>
      <style:text-properties officeooo:rsid="0011f4de" officeooo:paragraph-rsid="0016b807"/>
    </style:style>
    <style:style style:name="P16" style:family="paragraph" style:parent-style-name="Standard">
      <style:text-properties officeooo:rsid="0011f4de" officeooo:paragraph-rsid="0016b807"/>
    </style:style>
    <style:style style:name="P17" style:family="paragraph" style:parent-style-name="Standard">
      <style:text-properties officeooo:rsid="0011f4de" officeooo:paragraph-rsid="00184ce2"/>
    </style:style>
    <style:style style:name="P18" style:family="paragraph" style:parent-style-name="Standard">
      <style:text-properties officeooo:rsid="0011f4de" officeooo:paragraph-rsid="0018fafb"/>
    </style:style>
    <style:style style:name="P19" style:family="paragraph" style:parent-style-name="Standard">
      <style:paragraph-properties fo:break-before="page"/>
      <style:text-properties officeooo:rsid="0011f4de" officeooo:paragraph-rsid="0018fafb"/>
    </style:style>
    <style:style style:name="P20" style:family="paragraph" style:parent-style-name="Standard">
      <style:text-properties officeooo:rsid="0011f4de" officeooo:paragraph-rsid="00203416"/>
    </style:style>
    <style:style style:name="P21" style:family="paragraph" style:parent-style-name="Standard">
      <style:text-properties officeooo:rsid="0011f4de" officeooo:paragraph-rsid="0026260e"/>
    </style:style>
    <style:style style:name="P22" style:family="paragraph" style:parent-style-name="Standard">
      <style:text-properties officeooo:rsid="0011f4de" officeooo:paragraph-rsid="00268465"/>
    </style:style>
    <style:style style:name="P23" style:family="paragraph" style:parent-style-name="Standard">
      <style:text-properties officeooo:rsid="0011f4de" officeooo:paragraph-rsid="00270799"/>
    </style:style>
    <style:style style:name="P24" style:family="paragraph" style:parent-style-name="Standard">
      <style:text-properties officeooo:rsid="0011f4de" officeooo:paragraph-rsid="00274d7c"/>
    </style:style>
    <style:style style:name="P25" style:family="paragraph" style:parent-style-name="Standard">
      <style:text-properties officeooo:rsid="0011f4de" officeooo:paragraph-rsid="0028e5db"/>
    </style:style>
    <style:style style:name="P26" style:family="paragraph" style:parent-style-name="Standard">
      <style:text-properties officeooo:rsid="0011f4de" officeooo:paragraph-rsid="002a36dc"/>
    </style:style>
    <style:style style:name="P27" style:family="paragraph" style:parent-style-name="Standard">
      <style:text-properties officeooo:rsid="0011f4de" officeooo:paragraph-rsid="002d4e94"/>
    </style:style>
    <style:style style:name="P28" style:family="paragraph" style:parent-style-name="Standard">
      <style:text-properties officeooo:rsid="0011f4de" officeooo:paragraph-rsid="00301b72"/>
    </style:style>
    <style:style style:name="P29" style:family="paragraph" style:parent-style-name="Standard">
      <style:text-properties officeooo:rsid="0011f4de" officeooo:paragraph-rsid="0033481d"/>
    </style:style>
    <style:style style:name="P30" style:family="paragraph" style:parent-style-name="Standard">
      <style:text-properties officeooo:rsid="0011f4de" officeooo:paragraph-rsid="00342e7b"/>
    </style:style>
    <style:style style:name="P31" style:family="paragraph" style:parent-style-name="Standard">
      <style:text-properties officeooo:rsid="0011f4de" officeooo:paragraph-rsid="0038d3e7"/>
    </style:style>
    <style:style style:name="P32" style:family="paragraph" style:parent-style-name="Standard">
      <style:text-properties officeooo:rsid="0011f4de" officeooo:paragraph-rsid="003bfa7e"/>
    </style:style>
    <style:style style:name="P33" style:family="paragraph" style:parent-style-name="Standard">
      <style:text-properties officeooo:rsid="0011f4de" officeooo:paragraph-rsid="003cfcc5"/>
    </style:style>
    <style:style style:name="P34" style:family="paragraph" style:parent-style-name="Standard">
      <style:text-properties officeooo:rsid="0011f4de" officeooo:paragraph-rsid="003eda29"/>
    </style:style>
    <style:style style:name="P35" style:family="paragraph" style:parent-style-name="Standard">
      <style:text-properties officeooo:rsid="0011f4de" officeooo:paragraph-rsid="0041e536"/>
    </style:style>
    <style:style style:name="P36" style:family="paragraph" style:parent-style-name="Standard">
      <style:text-properties officeooo:rsid="0011f4de" officeooo:paragraph-rsid="004058f6"/>
    </style:style>
    <style:style style:name="P37" style:family="paragraph" style:parent-style-name="Standard">
      <style:text-properties officeooo:rsid="0011f4de" officeooo:paragraph-rsid="004276d9"/>
    </style:style>
    <style:style style:name="P38" style:family="paragraph" style:parent-style-name="Standard">
      <style:text-properties officeooo:rsid="0011f4de" officeooo:paragraph-rsid="00433e50"/>
    </style:style>
    <style:style style:name="P39" style:family="paragraph" style:parent-style-name="Standard">
      <style:text-properties officeooo:rsid="0011f4de" officeooo:paragraph-rsid="0043adf4"/>
    </style:style>
    <style:style style:name="P40" style:family="paragraph" style:parent-style-name="Standard">
      <style:text-properties officeooo:rsid="0011f4de" officeooo:paragraph-rsid="0043b768"/>
    </style:style>
    <style:style style:name="P41" style:family="paragraph" style:parent-style-name="Standard">
      <style:text-properties officeooo:rsid="0011f4de" officeooo:paragraph-rsid="00458f87"/>
    </style:style>
    <style:style style:name="P42" style:family="paragraph" style:parent-style-name="Standard">
      <style:text-properties officeooo:rsid="0011f4de" officeooo:paragraph-rsid="0045ede9"/>
    </style:style>
    <style:style style:name="P43" style:family="paragraph" style:parent-style-name="Standard">
      <style:text-properties officeooo:rsid="0011f4de" officeooo:paragraph-rsid="0047f551"/>
    </style:style>
    <style:style style:name="P44" style:family="paragraph" style:parent-style-name="Standard">
      <style:text-properties officeooo:rsid="0011f4de" officeooo:paragraph-rsid="004982ea"/>
    </style:style>
    <style:style style:name="P45" style:family="paragraph" style:parent-style-name="Standard">
      <style:text-properties officeooo:rsid="0011f4de" officeooo:paragraph-rsid="0049dd02"/>
    </style:style>
    <style:style style:name="P46" style:family="paragraph" style:parent-style-name="Standard">
      <style:text-properties officeooo:rsid="0011f4de" officeooo:paragraph-rsid="004ad63a"/>
    </style:style>
    <style:style style:name="P47" style:family="paragraph" style:parent-style-name="Standard">
      <style:text-properties officeooo:rsid="0011f4de" officeooo:paragraph-rsid="004bce10"/>
    </style:style>
    <style:style style:name="P48" style:family="paragraph" style:parent-style-name="Standard">
      <style:text-properties officeooo:rsid="0011f4de" officeooo:paragraph-rsid="004ce735"/>
    </style:style>
    <style:style style:name="P49" style:family="paragraph" style:parent-style-name="Standard">
      <style:text-properties officeooo:rsid="0011f4de" officeooo:paragraph-rsid="004d381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DejaVu Sans Condensed"/>
    </style:style>
    <style:style style:name="T3" style:family="text">
      <style:text-properties style:font-name="Noto Naskh Arabic"/>
    </style:style>
    <style:style style:name="T4" style:family="text">
      <style:text-properties style:font-name="Noto Naskh Arabic" officeooo:rsid="00124e47"/>
    </style:style>
    <style:style style:name="T5" style:family="text">
      <style:text-properties officeooo:rsid="00124e47"/>
    </style:style>
    <style:style style:name="T6" style:family="text">
      <style:text-properties style:font-name="Noto Naskh Arabic" officeooo:rsid="00134f4d"/>
    </style:style>
    <style:style style:name="T7" style:family="text">
      <style:text-properties officeooo:rsid="00134f4d"/>
    </style:style>
    <style:style style:name="T8" style:family="text">
      <style:text-properties style:font-name="Noto Naskh Arabic" officeooo:rsid="001535a2"/>
    </style:style>
    <style:style style:name="T9" style:family="text">
      <style:text-properties style:font-name="Noto Naskh Arabic" officeooo:rsid="00162ac3"/>
    </style:style>
    <style:style style:name="T10" style:family="text">
      <style:text-properties officeooo:rsid="00162ac3"/>
    </style:style>
    <style:style style:name="T11" style:family="text">
      <style:text-properties style:font-name="Noto Naskh Arabic" officeooo:rsid="0016b807"/>
    </style:style>
    <style:style style:name="T12" style:family="text">
      <style:text-properties officeooo:rsid="0016b807"/>
    </style:style>
    <style:style style:name="T13" style:family="text">
      <style:text-properties style:font-name="Noto Naskh Arabic" officeooo:rsid="00184ce2"/>
    </style:style>
    <style:style style:name="T14" style:family="text">
      <style:text-properties officeooo:rsid="0018fafb"/>
    </style:style>
    <style:style style:name="T15" style:family="text">
      <style:text-properties officeooo:rsid="001d69eb"/>
    </style:style>
    <style:style style:name="T16" style:family="text">
      <style:text-properties officeooo:rsid="001d8ea2"/>
    </style:style>
    <style:style style:name="T17" style:family="text">
      <style:text-properties officeooo:rsid="00203416"/>
    </style:style>
    <style:style style:name="T18" style:family="text">
      <style:text-properties officeooo:rsid="0026260e"/>
    </style:style>
    <style:style style:name="T19" style:family="text">
      <style:text-properties style:font-name="DejaVu Sans Condensed" fo:font-size="14pt" officeooo:rsid="00268465" style:font-size-asian="14pt" style:font-size-complex="14pt"/>
    </style:style>
    <style:style style:name="T20" style:family="text">
      <style:text-properties officeooo:rsid="00268465"/>
    </style:style>
    <style:style style:name="T21" style:family="text">
      <style:text-properties officeooo:rsid="00270799"/>
    </style:style>
    <style:style style:name="T22" style:family="text">
      <style:text-properties officeooo:rsid="00274d7c"/>
    </style:style>
    <style:style style:name="T23" style:family="text">
      <style:text-properties officeooo:rsid="0028e5db"/>
    </style:style>
    <style:style style:name="T24" style:family="text">
      <style:text-properties style:font-name="DejaVu Sans Condensed" fo:font-size="14pt" officeooo:rsid="002a36dc" style:font-size-asian="14pt" style:font-size-complex="14pt"/>
    </style:style>
    <style:style style:name="T25" style:family="text">
      <style:text-properties officeooo:rsid="002a36dc"/>
    </style:style>
    <style:style style:name="T26" style:family="text">
      <style:text-properties fo:font-size="14pt" officeooo:rsid="002d4e94" style:font-size-asian="14pt" style:font-size-complex="14pt"/>
    </style:style>
    <style:style style:name="T27" style:family="text">
      <style:text-properties style:font-name="Source Sans Pro" fo:font-size="14pt" officeooo:rsid="00301b72" style:font-size-asian="14pt" style:font-size-complex="14pt"/>
    </style:style>
    <style:style style:name="T28" style:family="text">
      <style:text-properties fo:font-size="14pt" officeooo:rsid="0033481d" style:font-size-asian="14pt" style:font-size-complex="14pt"/>
    </style:style>
    <style:style style:name="T29" style:family="text">
      <style:text-properties style:font-name="Source Sans Pro" fo:font-size="14pt" officeooo:rsid="00342e7b" style:font-size-asian="14pt" style:font-size-complex="14pt"/>
    </style:style>
    <style:style style:name="T30" style:family="text">
      <style:text-properties fo:font-size="14pt" officeooo:rsid="00342e7b" style:font-size-asian="14pt" style:font-size-complex="14pt"/>
    </style:style>
    <style:style style:name="T31" style:family="text">
      <style:text-properties fo:font-size="14pt" officeooo:rsid="0038d3e7" style:font-size-asian="14pt" style:font-size-complex="14pt"/>
    </style:style>
    <style:style style:name="T32" style:family="text">
      <style:text-properties fo:font-size="14pt" officeooo:rsid="003938a4" style:font-size-asian="14pt" style:font-size-complex="14pt"/>
    </style:style>
    <style:style style:name="T33" style:family="text">
      <style:text-properties style:font-name="Source Sans Pro" fo:font-size="14pt" officeooo:rsid="0038d3e7" style:font-size-asian="14pt" style:font-size-complex="14pt"/>
    </style:style>
    <style:style style:name="T34" style:family="text">
      <style:text-properties style:font-name="Source Sans Pro" fo:font-size="14pt" officeooo:rsid="003bfa7e" style:font-size-asian="14pt" style:font-size-complex="14pt"/>
    </style:style>
    <style:style style:name="T35" style:family="text">
      <style:text-properties style:font-name="Source Sans Pro" fo:font-size="14pt" officeooo:rsid="003cfcc5" style:font-size-asian="14pt" style:font-size-complex="14pt"/>
    </style:style>
    <style:style style:name="T36" style:family="text">
      <style:text-properties style:font-name="Source Sans Pro" fo:font-size="14pt" officeooo:rsid="003eda29" style:font-size-asian="14pt" style:font-size-complex="14pt"/>
    </style:style>
    <style:style style:name="T37" style:family="text">
      <style:text-properties style:font-name="Source Sans Pro" fo:font-size="14pt" officeooo:rsid="0041e536" style:font-size-asian="14pt" style:font-size-complex="14pt"/>
    </style:style>
    <style:style style:name="T38" style:family="text">
      <style:text-properties style:font-name="Source Sans Pro" fo:font-size="14pt" officeooo:rsid="004058f6" style:font-size-asian="14pt" style:font-size-complex="14pt"/>
    </style:style>
    <style:style style:name="T39" style:family="text">
      <style:text-properties style:font-name="Source Sans Pro" fo:font-size="14pt" officeooo:rsid="004276d9" style:font-size-asian="14pt" style:font-size-complex="14pt"/>
    </style:style>
    <style:style style:name="T40" style:family="text">
      <style:text-properties style:font-name="Source Sans Pro" fo:font-size="14pt" officeooo:rsid="00433e50" style:font-size-asian="14pt" style:font-size-complex="14pt"/>
    </style:style>
    <style:style style:name="T41" style:family="text">
      <style:text-properties style:font-name="Source Sans Pro" fo:font-size="14pt" officeooo:rsid="0043adf4" style:font-size-asian="14pt" style:font-size-complex="14pt"/>
    </style:style>
    <style:style style:name="T42" style:family="text">
      <style:text-properties style:font-name="Source Sans Pro" fo:font-size="14pt" officeooo:rsid="0043b768" style:font-size-asian="14pt" style:font-size-complex="14pt"/>
    </style:style>
    <style:style style:name="T43" style:family="text">
      <style:text-properties style:font-name="Source Sans Pro" fo:font-size="14pt" officeooo:rsid="00458f87" style:font-size-asian="14pt" style:font-size-complex="14pt"/>
    </style:style>
    <style:style style:name="T44" style:family="text">
      <style:text-properties style:font-name="Source Sans Pro" fo:font-size="14pt" officeooo:rsid="0047283c" style:font-size-asian="14pt" style:font-size-complex="14pt"/>
    </style:style>
    <style:style style:name="T45" style:family="text">
      <style:text-properties style:font-name="Source Sans Pro" fo:font-size="14pt" officeooo:rsid="0045ede9" style:font-size-asian="14pt" style:font-size-complex="14pt"/>
    </style:style>
    <style:style style:name="T46" style:family="text">
      <style:text-properties style:font-name="Source Sans Pro" fo:font-size="14pt" officeooo:rsid="0047f551" style:font-size-asian="14pt" style:font-size-complex="14pt"/>
    </style:style>
    <style:style style:name="T47" style:family="text">
      <style:text-properties style:font-name="Source Sans Pro" fo:font-size="14pt" officeooo:rsid="004982ea" style:font-size-asian="14pt" style:font-size-complex="14pt"/>
    </style:style>
    <style:style style:name="T48" style:family="text">
      <style:text-properties style:font-name="Source Sans Pro" fo:font-size="14pt" officeooo:rsid="0049dd02" style:font-size-asian="14pt" style:font-size-complex="14pt"/>
    </style:style>
    <style:style style:name="T49" style:family="text">
      <style:text-properties style:font-name="Source Sans Pro" fo:font-size="14pt" officeooo:rsid="004ad63a" style:font-size-asian="14pt" style:font-size-complex="14pt"/>
    </style:style>
    <style:style style:name="T50" style:family="text">
      <style:text-properties style:font-name="Source Sans Pro" fo:font-size="14pt" officeooo:rsid="004bce10" style:font-size-asian="14pt" style:font-size-complex="14pt"/>
    </style:style>
    <style:style style:name="T51" style:family="text">
      <style:text-properties style:font-name="Source Sans Pro" fo:font-size="14pt" officeooo:rsid="004ce735" style:font-size-asian="14pt" style:font-size-complex="14pt"/>
    </style:style>
    <style:style style:name="T52" style:family="text">
      <style:text-properties style:font-name="Source Sans Pro" fo:font-size="14pt" officeooo:rsid="004d3810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e the boring stuff with python programming:</text:p>
      <text:p text:style-name="P1">Al Sweigart</text:p>
      <text:p text:style-name="P2">====================================== </text:p>
      <text:p text:style-name="P2">expression: evaluate to a single value:</text:p>
      <text:p text:style-name="P2">ex: 2+2 = 4<text:tab/><text:tab/>5-3=2</text:p>
      <text:p text:style-name="P2">calculations:</text:p>
      <text:p text:style-name="P2">+ addition<text:tab/><text:tab/>- subtraction</text:p>
      <text:p text:style-name="P2">* multiplication<text:tab/>/ division</text:p>
      <text:p text:style-name="P2">calculation occurs according to PEMDAS:</text:p>
      <text:p text:style-name="P2">Parantheses &gt; exponents &gt; multiplication &gt; division &gt; addition &gt; subtraction</text:p>
      <text:p text:style-name="P2"/>
      <text:p text:style-name="P3"># data types:</text:p>
      <text:p text:style-name="P3">is a category of values</text:p>
      <text:p text:style-name="P3">1 → integer “int”<text:tab/><text:tab/>1.0 → float<text:tab/><text:tab/>“a” → string “str”</text:p>
      <text:p text:style-name="P3">“alice” + “bob” → “alicebob” <text:tab/>concatenation</text:p>
      <text:p text:style-name="P3">“alice” * 3 → alice alice alice</text:p>
      <text:p text:style-name="P3"># arguments = values passed to functions</text:p>
      <text:p text:style-name="P3">- execution start at the top and moves down.</text:p>
      <text:p text:style-name="P3"># comments are ignored in python.</text:p>
      <text:p text:style-name="P3">len() takes a string value &amp; returns an integer value of the string's length.</text:p>
      <text:p text:style-name="P3">int() str() float() convert values' data type</text:p>
      <text:p text:style-name="P3"/>
      <text:p text:style-name="P4">Flow Control:</text:p>
      <text:p text:style-name="P4">Comparison Operators:</text:p>
      <text:p text:style-name="P4">== equal to<text:tab/>!= not equal<text:tab/>&lt; less than<text:tab/>&gt; greater than<text:tab/><text:tab/>&lt;= less than or equal to</text:p>
      <text:p text:style-name="P4">&gt;= greater than or equal to </text:p>
      <text:p text:style-name="P4">42 == 42 → True<text:tab/><text:tab/>42 != 42 → false<text:tab/><text:tab/>4&gt;3 <text:tab/>→ True</text:p>
      <text:p text:style-name="P4">4&lt;3 → False<text:tab/><text:tab/><text:tab/>42 == “42” <text:s/>→ false<text:tab/><text:tab/>42.0 == 42 True</text:p>
      <text:p text:style-name="P4"/>
      <text:p text:style-name="P4">Boolean Operators:</text:p>
      <text:p text:style-name="P4">AND <text:tab/><text:tab/>OR<text:tab/><text:tab/>NOT</text:p>
      <text:p text:style-name="P5">True AND True<text:tab/>→ True<text:tab/><text:tab/><text:tab/>True OR True<text:tab/>→ True</text:p>
      <text:p text:style-name="P5">True AND False<text:tab/>→ False<text:tab/><text:tab/><text:tab/>True OR False → True</text:p>
      <text:p text:style-name="P5">False AND True <text:tab/>→ False<text:tab/><text:tab/><text:tab/>False OR True → True</text:p>
      <text:p text:style-name="P5">False AND False<text:tab/>→ False<text:tab/><text:tab/><text:tab/>False OR False → False</text:p>
      <text:p text:style-name="P5"/>
      <text:p text:style-name="P5">True and False are boolean datatype</text:p>
      <text:p text:style-name="P5">NOT True → False<text:tab/><text:tab/><text:tab/><text:tab/><text:tab/>NOT False → True</text:p>
      <text:p text:style-name="P5"/>
      <text:p text:style-name="P5">If statement:</text:p>
      <text:p text:style-name="P5"/>
      <text:p text:style-name="P5"><text:span text:style-name="Source_20_Text">name = "alice"</text:span></text:p>
      <text:p text:style-name="P5"><text:span text:style-name="Source_20_Text">if name == "alice":</text:span></text:p>
      <text:p text:style-name="P5"><text:span text:style-name="Source_20_Text"><text:s text:c="4"/>print("Hi, Alice")</text:span></text:p>
      <text:p text:style-name="P5"><text:span text:style-name="Source_20_Text">print("Done")</text:span></text:p>
      <text:p text:style-name="P5"><text:span text:style-name="Source_20_Text"/></text:p>
      <text:p text:style-name="P5"><text:span text:style-name="Source_20_Text">password = '1234'</text:span></text:p>
      <text:p text:style-name="P5"><text:span text:style-name="Source_20_Text">if password = '1234':</text:span></text:p>
      <text:p text:style-name="P5"><text:span text:style-name="Source_20_Text"><text:s text:c="4"/>print("Access Granted")</text:span></text:p>
      <text:p text:style-name="P5"><text:span text:style-name="Source_20_Text">else:</text:span></text:p>
      <text:p text:style-name="P5"><text:span text:style-name="Source_20_Text"><text:s text:c="4"/>print("Wrong Password")</text:span></text:p>
      <text:p text:style-name="P6"><text:span text:style-name="Source_20_Text">name = 'bob'</text:span></text:p>
      <text:p text:style-name="P5"><text:span text:style-name="Source_20_Text">age = 3000</text:span></text:p>
      <text:p text:style-name="P5"><text:span text:style-name="Source_20_Text">if name = 'alice':</text:span></text:p>
      <text:p text:style-name="P5"><text:span text:style-name="Source_20_Text"><text:s text:c="4"/>print("Hi, Alice")</text:span></text:p>
      <text:p text:style-name="P5"><text:span text:style-name="Source_20_Text">elif age &lt; 12:</text:span></text:p>
      <text:p text:style-name="P5"><text:span text:style-name="Source_20_Text"><text:s text:c="4"/>print("wrong person")</text:span></text:p>
      <text:p text:style-name="P5"><text:span text:style-name="Source_20_Text">elif age &gt; 2000:</text:span></text:p>
      <text:p text:style-name="P5"><text:span text:style-name="Source_20_Text"><text:s text:c="4"/>print("Welcome, vampire")</text:span></text:p>
      <text:p text:style-name="P5"><text:span text:style-name="Source_20_Text">elif age &lt; 100:</text:span></text:p>
      <text:p text:style-name="P5"><text:span text:style-name="Source_20_Text"><text:s text:c="4"/>print("not you")</text:span></text:p>
      <text:p text:style-name="P5"/>
      <text:p text:style-name="P7">0 <text:s/>&amp; 0.0 are considered False value while other numbers are considered True</text:p>
      <text:p text:style-name="P7">bool(0) → False<text:tab/><text:tab/>bool('') → False</text:p>
      <text:p text:style-name="P7">bool(42) → True<text:tab/><text:tab/>bool(“Hello”) → True</text:p>
      <text:p text:style-name="P7"/>
      <text:p text:style-name="P7"># While Loop:</text:p>
      <text:p text:style-name="P7"><text:span text:style-name="Source_20_Text"><text:span text:style-name="T1">spam = 0</text:span></text:span></text:p>
      <text:p text:style-name="P7"><text:span text:style-name="Source_20_Text"><text:span text:style-name="T1">while spam &lt; 5:</text:span></text:span></text:p>
      <text:p text:style-name="P7"><text:span text:style-name="Source_20_Text"><text:span text:style-name="T1"><text:s text:c="4"/>print('Hello, World')</text:span></text:span></text:p>
      <text:p text:style-name="P7"><text:span text:style-name="Source_20_Text"><text:span text:style-name="T1"><text:s text:c="4"/>spam = spam + 1</text:span></text:span></text:p>
      <text:p text:style-name="P7"/>
      <text:p text:style-name="P8">name = ''</text:p>
      <text:p text:style-name="P8">while True:</text:p>
      <text:p text:style-name="P8"><text:s text:c="4"/>print('Please type your name.')</text:p>
      <text:p text:style-name="P8"><text:s text:c="4"/>name = input()</text:p>
      <text:p text:style-name="P8"><text:s text:c="4"/>if name == 'your name':</text:p>
      <text:p text:style-name="P8"><text:s text:c="8"/>break</text:p>
      <text:p text:style-name="P8">print('Thank you')</text:p>
      <text:p text:style-name="P7"/>
      <text:p text:style-name="P9">the above program only quits if “your name” string is provided as input</text:p>
      <text:p text:style-name="P9"/>
      <text:p text:style-name="P9"><text:span text:style-name="Source_20_Text">spam = 0</text:span></text:p>
      <text:p text:style-name="P9"><text:span text:style-name="Source_20_Text">while spam &lt; 5:</text:span></text:p>
      <text:p text:style-name="P9"><text:span text:style-name="Source_20_Text"><text:s text:c="4"/>spam = spam + 1</text:span></text:p>
      <text:p text:style-name="P9"><text:span text:style-name="Source_20_Text"><text:s text:c="4"/>if spam == 3 :</text:span></text:p>
      <text:p text:style-name="P9"><text:span text:style-name="Source_20_Text"><text:s text:c="8"/>continue</text:span></text:p>
      <text:p text:style-name="P9"><text:span text:style-name="Source_20_Text"><text:s text:c="4"/>print("spam is" + str(spam))</text:span></text:p>
      <text:p text:style-name="P9"><text:span text:style-name="Source_20_Text"/></text:p>
      <text:p text:style-name="P9"><text:span text:style-name="Source_20_Text">the above program doesn't print number 3.</text:span></text:p>
      <text:p text:style-name="P9"><text:span text:style-name="Source_20_Text"/></text:p>
      <text:p text:style-name="P9"><text:span text:style-name="Source_20_Text"><text:span text:style-name="T2">when the execution reaches the end of a while statement's block, it jumps back to the start to re-check the condition.</text:span></text:span></text:p>
      <text:p text:style-name="P9"><text:span text:style-name="Source_20_Text"><text:span text:style-name="T3">A break statement causes the execution to immediately leave the loop, without re-checking the condition.</text:span></text:span></text:p>
      <text:p text:style-name="P9"><text:span text:style-name="Source_20_Text"><text:span text:style-name="T3">A continue statement causes the execution to immediately jump back to the start of the loop and re-check the condition.</text:span></text:span></text:p>
      <text:p text:style-name="P9"><text:span text:style-name="Source_20_Text"><text:span text:style-name="T3"/></text:span></text:p>
      <text:p text:style-name="P10"><text:span text:style-name="Source_20_Text"><text:span text:style-name="T4"># For loops:</text:span></text:span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for i in range (5)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/></text:p>
      <text:p text:style-name="P11"><text:span text:style-name="Source_20_Text"><text:span text:style-name="T5">total = 0</text:span></text:span></text:p>
      <text:p text:style-name="P11"><text:span text:style-name="Source_20_Text"><text:span text:style-name="T5">for num in range(101):</text:span></text:span></text:p>
      <text:p text:style-name="P11"><text:span text:style-name="Source_20_Text"><text:span text:style-name="T5"><text:s text:c="4"/>total = total + num</text:span></text:span></text:p>
      <text:p text:style-name="P11"><text:span text:style-name="Source_20_Text"><text:span text:style-name="T5">print(total)</text:span></text:span></text:p>
      <text:p text:style-name="P11"><text:span text:style-name="Source_20_Text"/></text:p>
      <text:p text:style-name="P11"><text:span text:style-name="Source_20_Text"><text:span text:style-name="T5">print('My name is')</text:span></text:span></text:p>
      <text:p text:style-name="P11"><text:span text:style-name="Source_20_Text"><text:span text:style-name="T5">i = 0</text:span></text:span></text:p>
      <text:p text:style-name="P11"><text:span text:style-name="Source_20_Text"><text:span text:style-name="T5">while i &lt; 5:</text:span></text:span></text:p>
      <text:p text:style-name="P11"><text:span text:style-name="Source_20_Text"><text:span text:style-name="T5"><text:s text:c="4"/>print('jimmy five times' + str(i))</text:span></text:span></text:p>
      <text:p text:style-name="P11"><text:span text:style-name="Source_20_Text"><text:span text:style-name="T5"><text:s text:c="4"/>i = i + 1</text:span></text:span></text:p>
      <text:p text:style-name="P11"><text:span text:style-name="Source_20_Text"/></text:p>
      <text:p text:style-name="P12"><text:span text:style-name="Source_20_Text"><text:span text:style-name="T6"># For loop syntax:</text:span></text:span></text:p>
      <text:p text:style-name="P12"><text:span text:style-name="Source_20_Text"><text:span text:style-name="T6">for i in range(start, stop, step):</text:span></text:span></text:p>
      <text:p text:style-name="P12"><text:span text:style-name="Source_20_Text"><text:span text:style-name="T6"><text:tab/>action</text:span></text:span></text:p>
      <text:p text:style-name="P12"><text:span text:style-name="Source_20_Text"><text:span text:style-name="T7">print('My name is')</text:span></text:span></text:p>
      <text:p text:style-name="P12"><text:span text:style-name="Source_20_Text"><text:span text:style-name="T7">for i in range (5, -1, -1):</text:span></text:span></text:p>
      <text:p text:style-name="P12"><text:span text:style-name="Source_20_Text"><text:span text:style-name="T7"><text:s text:c="4"/>print('jimmy five times' + str(i))</text:span></text:span></text:p>
      <text:p text:style-name="P12"><text:span text:style-name="Source_20_Text"><text:span text:style-name="T6"/></text:span></text:p>
      <text:p text:style-name="P13"><text:span text:style-name="Source_20_Text"><text:span text:style-name="T8">for loops will loop for a specific number of times.</text:span></text:span></text:p>
      <text:p text:style-name="P13"><text:span text:style-name="Source_20_Text"><text:span text:style-name="T8">The range() function called with one, two, or three arguments.</text:span></text:span></text:p>
      <text:p text:style-name="P13"><text:span text:style-name="Source_20_Text"><text:span text:style-name="T8">Break and continue can be used in for loops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# Python Built-in functions:</text:span></text:span></text:p>
      <text:p text:style-name="P14"><text:span text:style-name="Source_20_Text"><text:span text:style-name="T9">i</text:span></text:span><text:span text:style-name="Source_20_Text"><text:span text:style-name="T10">mport random</text:span></text:span></text:p>
      <text:p text:style-name="P14"><text:span text:style-name="Source_20_Text"><text:span text:style-name="T10">r = random.randint(1,10)</text:span></text:span></text:p>
      <text:p text:style-name="P14"><text:span text:style-name="Source_20_Text"><text:span text:style-name="T10">print(r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from random import *</text:span></text:span></text:p>
      <text:p text:style-name="P14"><text:span text:style-name="Source_20_Text"><text:span text:style-name="T9">randint(1,10)</text:span></text:span></text:p>
      <text:p text:style-name="P14"><text:span text:style-name="Source_20_Text"><text:span text:style-name="T9"/></text:span></text:p>
      <text:p text:style-name="P14"><text:span text:style-name="Source_20_Text"><text:span text:style-name="T9">random, math, print are python built-in functions.</text:span></text:span></text:p>
      <text:p text:style-name="P14"><text:span text:style-name="Source_20_Text"><text:span text:style-name="T9">The modules that come with python are called the standard library, but you can also install third-party modules using the pip(pipx on some linux systems) tool.</text:span></text:span></text:p>
      <text:p text:style-name="P14"><text:span text:style-name="Source_20_Text"><text:span text:style-name="T9">sys.exit() function will immediately close your program.</text:span></text:span></text:p>
      <text:p text:style-name="P15"><text:span text:style-name="Source_20_Text"><text:span text:style-name="T11"># write your own functions:</text:span></text:span></text:p>
      <text:p text:style-name="P16"><text:span text:style-name="Source_20_Text"><text:span text:style-name="T12">def hello():</text:span></text:span></text:p>
      <text:p text:style-name="P16"><text:span text:style-name="Source_20_Text"><text:span text:style-name="T12"><text:tab/>print(hello)</text:span></text:span></text:p>
      <text:p text:style-name="P16"><text:span text:style-name="Source_20_Text"><text:span text:style-name="T12">hello(arguments)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def → <text:s text:c="4"/>defines a function </text:span></text:span></text:p>
      <text:p text:style-name="P17"><text:span text:style-name="Source_20_Text"><text:span text:style-name="T13">code in global scope can't use only local variables.</text:span></text:span></text:p>
      <text:p text:style-name="P17"><text:span text:style-name="Source_20_Text"><text:span text:style-name="T13">code in local scope can access global variables.</text:span></text:span></text:p>
      <text:p text:style-name="P17"><text:span text:style-name="Source_20_Text"><text:span text:style-name="T13">Code in one function local scope can't use variables in another local scope.</text:span></text:span></text:p>
      <text:p text:style-name="P17"><text:span text:style-name="Source_20_Text"><text:span text:style-name="T13"/></text:span></text:p>
      <text:p text:style-name="P18"><text:span text:style-name="Source_20_Text"><text:span text:style-name="T14">Spam = 36 → <text:s text:c="2"/>global scope</text:span></text:span></text:p>
      <text:p text:style-name="P18"><text:span text:style-name="Source_20_Text"><text:span text:style-name="T14">def eggs():</text:span></text:span></text:p>
      <text:p text:style-name="P18"><text:span text:style-name="Source_20_Text"><text:span text:style-name="T14"><text:tab/>Spam = 42<text:tab/>→ <text:tab/>local scope</text:span></text:span></text:p>
      <text:p text:style-name="P18"><text:span text:style-name="Source_20_Text"><text:span text:style-name="T14">print(spam)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</text:span></text:p>
      <text:p text:style-name="P18"><text:span text:style-name="Source_20_Text">spam()</text:span></text:p>
      <text:p text:style-name="P18"><text:span text:style-name="Source_20_Text">print(eggs) # error since egg is local scope &amp; can't be called by global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99 <text:s text:c="6"/></text:span><text:span text:style-name="Source_20_Text"><text:span text:style-name="T15">#</text:span></text:span><text:span text:style-name="Source_20_Text"> first one rules</text:span></text:p>
      <text:p text:style-name="P18"><text:span text:style-name="Source_20_Text"><text:s text:c="4"/>bacon()</text:span></text:p>
      <text:p text:style-name="P18"><text:span text:style-name="Source_20_Text"><text:s text:c="4"/>print(eggs)</text:span></text:p>
      <text:p text:style-name="P18"><text:span text:style-name="Source_20_Text">def bacon():</text:span></text:p>
      <text:p text:style-name="P18"><text:span text:style-name="Source_20_Text"><text:s text:c="4"/>ham = 101</text:span></text:p>
      <text:p text:style-name="P18"><text:span text:style-name="Source_20_Text"><text:s text:c="4"/>eggs = 0</text:span></text:p>
      <text:p text:style-name="P18"><text:span text:style-name="Source_20_Text">spam()<text:tab/><text:tab/><text:tab/></text:span><text:span text:style-name="Source_20_Text"><text:span text:style-name="T15">#</text:span></text:span><text:span text:style-name="Source_20_Text"> </text:span><text:span text:style-name="Source_20_Text"><text:span text:style-name="T15">will print as eggs = 99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text:tab/><text:tab/><text:tab/></text:span><text:span text:style-name="Source_20_Text"><text:span text:style-name="T15"># will print 42</text:span></text:span></text:p>
      <text:p text:style-name="P18"><text:span text:style-name="Source_20_Text"/></text:p>
      <text:p text:style-name="P18"><text:span text:style-name="Source_20_Text">def spam():</text:span></text:p>
      <text:p text:style-name="P18"><text:span text:style-name="Source_20_Text"><text:s text:c="4"/>eggs = 'Hello'</text:span></text:p>
      <text:p text:style-name="P18"><text:span text:style-name="Source_20_Text"><text:s text:c="4"/>print(eggs)<text:tab/><text:tab/></text:span><text:span text:style-name="Source_20_Text"><text:span text:style-name="T16"># Hello</text:span>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text:tab/><text:tab/><text:tab/></text:span><text:span text:style-name="Source_20_Text"><text:span text:style-name="T16"># 42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def spam():</text:span></text:p>
      <text:p text:style-name="P18"><text:span text:style-name="Source_20_Text"><text:s text:c="4"/>global eggs</text:span></text:p>
      <text:p text:style-name="P18"><text:span text:style-name="Source_20_Text"><text:s text:c="4"/>eggs = 'Hello' <text:s/># since it is global, first one will be printed</text:span></text:p>
      <text:p text:style-name="P18"><text:span text:style-name="Source_20_Text"><text:s text:c="4"/>print(eggs)</text:span></text:p>
      <text:p text:style-name="P18"><text:span text:style-name="Source_20_Text">eggs = 42</text:span></text:p>
      <text:p text:style-name="P18"><text:span text:style-name="Source_20_Text">spam()</text:span></text:p>
      <text:p text:style-name="P18"><text:span text:style-name="Source_20_Text">print(eggs)</text:span></text:p>
      <text:p text:style-name="P18"><text:span text:style-name="Source_20_Text"/></text:p>
      <text:p text:style-name="P20"><text:span text:style-name="Source_20_Text"><text:span text:style-name="T17"># Try/Except statement:</text:span></text:span></text:p>
      <text:p text:style-name="P20"><text:span text:style-name="Source_20_Text">def divideby(divideBy):</text:span></text:p>
      <text:p text:style-name="P20"><text:span text:style-name="Source_20_Text"><text:s text:c="4"/>try:</text:span></text:p>
      <text:p text:style-name="P20"><text:span text:style-name="Source_20_Text"><text:s text:c="8"/>return 42 / divideBy</text:span></text:p>
      <text:p text:style-name="P20"><text:span text:style-name="Source_20_Text"><text:s text:c="4"/>except ZeroDivisionError:</text:span></text:p>
      <text:p text:style-name="P20"><text:span text:style-name="Source_20_Text"><text:s text:c="8"/>print('Error, you can not divide by zero')</text:span></text:p>
      <text:p text:style-name="P20"><text:span text:style-name="Source_20_Text">print(divideby(2))</text:span></text:p>
      <text:p text:style-name="P20"><text:span text:style-name="Source_20_Text">print(divideby(12))</text:span></text:p>
      <text:p text:style-name="P20"><text:span text:style-name="Source_20_Text">print(divideby(0))</text:span></text:p>
      <text:p text:style-name="P20"><text:span text:style-name="Source_20_Text">print(divideby(1)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0"><text:span text:style-name="Source_20_Text">print('How many cats do you have?')</text:span></text:p>
      <text:p text:style-name="P20"><text:span text:style-name="Source_20_Text">numCats = input()</text:span></text:p>
      <text:p text:style-name="P20"><text:span text:style-name="Source_20_Text">try:</text:span></text:p>
      <text:p text:style-name="P20"><text:span text:style-name="Source_20_Text"><text:s text:c="4"/>if int(numCats) &gt;= 1:</text:span></text:p>
      <text:p text:style-name="P20"><text:span text:style-name="Source_20_Text"><text:s text:c="8"/>print('that is alot of cats')</text:span></text:p>
      <text:p text:style-name="P20"><text:span text:style-name="Source_20_Text"><text:s text:c="4"/>else:</text:span></text:p>
      <text:p text:style-name="P20"><text:span text:style-name="Source_20_Text"><text:s text:c="8"/>print('that is not many cats')</text:span></text:p>
      <text:p text:style-name="P20"><text:span text:style-name="Source_20_Text">except ValueError:</text:span></text:p>
      <text:p text:style-name="P20"><text:span text:style-name="Source_20_Text"><text:s text:c="4"/>print('you did not enter a number')</text:span></text:p>
      <text:p text:style-name="P20"><text:span text:style-name="Source_20_Text"/></text:p>
      <text:p text:style-name="P21"><text:span text:style-name="Source_20_Text"><text:span text:style-name="T18"># Guess the number game:</text:span></text:span></text:p>
      <text:p text:style-name="P21"><text:span text:style-name="Source_20_Text"># This is a guess the number game.</text:span></text:p>
      <text:p text:style-name="P21"><text:span text:style-name="Source_20_Text">import random</text:span></text:p>
      <text:p text:style-name="P21"><text:span text:style-name="Source_20_Text">secretNumber = random.randint(1, 20)</text:span></text:p>
      <text:p text:style-name="P21"><text:span text:style-name="Source_20_Text">print('I am thinking of a number between 1 and 20.')</text:span></text:p>
      <text:p text:style-name="P21"><text:span text:style-name="Source_20_Text"/></text:p>
      <text:p text:style-name="P21"><text:span text:style-name="Source_20_Text"># Ask the player to guess 6 times.</text:span></text:p>
      <text:p text:style-name="P21"><text:span text:style-name="Source_20_Text">for guessesTaken in range(1, 7):</text:span></text:p>
      <text:p text:style-name="P21"><text:span text:style-name="Source_20_Text"><text:s text:c="4"/>print('Take a guess.')</text:span></text:p>
      <text:p text:style-name="P21"><text:span text:style-name="Source_20_Text"><text:s text:c="4"/>guess = int(input())</text:span></text:p>
      <text:p text:style-name="P21"><text:span text:style-name="Source_20_Text"/></text:p>
      <text:p text:style-name="P21"><text:span text:style-name="Source_20_Text"><text:s text:c="4"/>if guess &lt; secretNumber:</text:span></text:p>
      <text:p text:style-name="P21"><text:span text:style-name="Source_20_Text"><text:s text:c="8"/>print('Your guess is too low.')</text:span></text:p>
      <text:p text:style-name="P21"><text:soft-page-break/><text:span text:style-name="Source_20_Text"><text:s text:c="4"/>elif guess &gt; secretNumber:</text:span></text:p>
      <text:p text:style-name="P21"><text:span text:style-name="Source_20_Text"><text:s text:c="8"/>print('Your guess is too high.')</text:span></text:p>
      <text:p text:style-name="P21"><text:span text:style-name="Source_20_Text"><text:s text:c="4"/>else:</text:span></text:p>
      <text:p text:style-name="P21"><text:span text:style-name="Source_20_Text"><text:s text:c="8"/>break # This condition is the correct guess!</text:span></text:p>
      <text:p text:style-name="P21"><text:span text:style-name="Source_20_Text"/></text:p>
      <text:p text:style-name="P21"><text:span text:style-name="Source_20_Text">if guess == secretNumber:</text:span></text:p>
      <text:p text:style-name="P21"><text:span text:style-name="Source_20_Text"><text:s text:c="4"/>print('Good job! You guessed my number in ' + str(guessesTaken) + ' guesses!')</text:span></text:p>
      <text:p text:style-name="P21"><text:span text:style-name="Source_20_Text">else:</text:span></text:p>
      <text:p text:style-name="P21"><text:span text:style-name="Source_20_Text"><text:s text:c="4"/>print('Nope. The number I was thinking of was ' + str(secretNumber))</text:span></text:p>
      <text:p text:style-name="P21"><text:span text:style-name="Source_20_Text"/></text:p>
      <text:p text:style-name="P22"><text:span text:style-name="Source_20_Text"><text:span text:style-name="T19"># Lists:</text:span></text:span></text:p>
      <text:p text:style-name="P22"><text:span text:style-name="Source_20_Text"><text:span text:style-name="T19">lists is composed of brackets containing elements seperated by comma.</text:span></text:span></text:p>
      <text:p text:style-name="P22"><text:span text:style-name="Source_20_Text"><text:span text:style-name="T20">Spam = ['cat', 'bat', 'rat']</text:span></text:span></text:p>
      <text:p text:style-name="P22"><text:span text:style-name="Source_20_Text"><text:span text:style-name="T20">list index start with 0</text:span></text:span></text:p>
      <text:p text:style-name="P22"><text:span text:style-name="Source_20_Text"><text:span text:style-name="T20">spam[0] → cat</text:span></text:span></text:p>
      <text:p text:style-name="P23"><text:span text:style-name="Source_20_Text"><text:span text:style-name="T21">* list of lists: a list containing lists inside it.</text:span></text:span></text:p>
      <text:p text:style-name="P23"><text:span text:style-name="Source_20_Text"><text:span text:style-name="T22">s</text:span></text:span><text:span text:style-name="Source_20_Text"><text:span text:style-name="T21">pam = [['cat', 'bat'],[10,20,30,40]]</text:span></text:span></text:p>
      <text:p text:style-name="P23"><text:span text:style-name="Source_20_Text"/></text:p>
      <text:p text:style-name="P24"><text:span text:style-name="Source_20_Text"><text:span text:style-name="T22">spam[0] → ['cat', 'bat']</text:span></text:span></text:p>
      <text:p text:style-name="P24"><text:span text:style-name="Source_20_Text"><text:span text:style-name="T22">spam[1][0] → 10</text:span></text:span></text:p>
      <text:p text:style-name="P24"><text:span text:style-name="Source_20_Text"/></text:p>
      <text:p text:style-name="P25"><text:span text:style-name="Source_20_Text"><text:span text:style-name="T23">spam = ['cat', 'bat', 'rat', 'elephant']</text:span></text:span></text:p>
      <text:p text:style-name="P25"><text:span text:style-name="Source_20_Text"><text:span text:style-name="T23">spam[-1]</text:span></text:span></text:p>
      <text:p text:style-name="P25"><text:span text:style-name="Source_20_Text">→ </text:span><text:span text:style-name="Source_20_Text"><text:span text:style-name="T23">elephant</text:span></text:span></text:p>
      <text:p text:style-name="P25"><text:span text:style-name="Source_20_Text"/></text:p>
      <text:p text:style-name="P25"><text:span text:style-name="Source_20_Text">spam = ['cat', 'bat','rat', 'elephant']</text:span></text:p>
      <text:p text:style-name="P25"><text:span text:style-name="Source_20_Text">print(spam[-1])</text:span></text:p>
      <text:p text:style-name="P25"><text:span text:style-name="Source_20_Text">print('The ' + spam[-1] + ' is afraid of the ' + spam[-3] + '.')</text:span></text:p>
      <text:p text:style-name="P25"><text:span text:style-name="Source_20_Text"/></text:p>
      <text:p text:style-name="P26"><text:span text:style-name="Source_20_Text"><text:span text:style-name="T24">we can use index to assign new value to list.</text:span></text:span></text:p>
      <text:p text:style-name="P26"><text:span text:style-name="Source_20_Text"><text:span text:style-name="T25">test = [10,20,30]</text:span></text:span></text:p>
      <text:p text:style-name="P26"><text:span text:style-name="Source_20_Text"><text:span text:style-name="T25">test[1] → <text:s/></text:span></text:span><text:span text:style-name="Source_20_Text">'</text:span><text:span text:style-name="Source_20_Text"><text:span text:style-name="T25">Hello</text:span></text:span><text:span text:style-name="Source_20_Text">'</text:span></text:p>
      <text:p text:style-name="P26"><text:span text:style-name="Source_20_Text"><text:span text:style-name="T25">test → [10, </text:span></text:span><text:span text:style-name="Source_20_Text">'</text:span><text:span text:style-name="Source_20_Text"><text:span text:style-name="T25">Hello</text:span></text:span><text:span text:style-name="Source_20_Text">', </text:span><text:span text:style-name="Source_20_Text"><text:span text:style-name="T25">30]</text:span></text:span></text:p>
      <text:p text:style-name="P26"><text:span text:style-name="Source_20_Text"><text:span text:style-name="T24">list[start:end] where start is inclusive and end is exclusive</text:span></text:span></text:p>
      <text:p text:style-name="P27"><text:span text:style-name="Source_20_Text"><text:span text:style-name="T26">to delete a list item:</text:span></text:span></text:p>
      <text:p text:style-name="P27"><text:span text:style-name="Source_20_Text"><text:span text:style-name="T26">del list[index]</text:span></text:span></text:p>
      <text:p text:style-name="P27"><text:span text:style-name="Source_20_Text"><text:span text:style-name="T26">len(list) → list items count (length)</text:span></text:span></text:p>
      <text:p text:style-name="P27"><text:span text:style-name="Source_20_Text"><text:span text:style-name="T26"/></text:span></text:p>
      <text:p text:style-name="P28"><text:span text:style-name="Source_20_Text"><text:span text:style-name="T27">there are similarities between lists and strings such as slicing and indexing.</text:span></text:span></text:p>
      <text:p text:style-name="P29"><text:span text:style-name="Source_20_Text"><text:span text:style-name="T28">list(“hello”)</text:span></text:span></text:p>
      <text:p text:style-name="P29"><text:span text:style-name="Source_20_Text"><text:span text:style-name="T28">→ [‘h’, ‘e’, ‘l’, ‘l’, ‘o’]</text:span></text:span></text:p>
      <text:p text:style-name="P29"><text:span text:style-name="Source_20_Text"><text:span text:style-name="T28">name(‘zophie’)</text:span></text:span></text:p>
      <text:p text:style-name="P29"><text:span text:style-name="Source_20_Text"><text:span text:style-name="T28">name[0]</text:span></text:span></text:p>
      <text:p text:style-name="P29"><text:span text:style-name="Source_20_Text"><text:span text:style-name="T28">→ z</text:span></text:span></text:p>
      <text:p text:style-name="P29"><text:span text:style-name="Source_20_Text"><text:span text:style-name="T28">name[1:3]</text:span></text:span></text:p>
      <text:p text:style-name="P29"><text:span text:style-name="Source_20_Text"><text:span text:style-name="T28">→ ‘op’</text:span></text:span></text:p>
      <text:p text:style-name="P30"><text:span text:style-name="Source_20_Text"><text:span text:style-name="T29">you can’t assign a letter in a string.</text:span></text:span></text:p>
      <text:p text:style-name="P30"><text:soft-page-break/><text:span text:style-name="Source_20_Text"><text:span text:style-name="T30">name_2 = 'zophie a cat'</text:span></text:span></text:p>
      <text:p text:style-name="P30"><text:span text:style-name="Source_20_Text"><text:span text:style-name="T30">newName = name_2[0:7] + 'the' + name_2[8:12]</text:span></text:span></text:p>
      <text:p text:style-name="P30"><text:span text:style-name="Source_20_Text"><text:span text:style-name="T30">print(newName)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# </text:span></text:span><text:span text:style-name="Source_20_Text"><text:span text:style-name="T32">mutable list </text:span></text:span><text:span text:style-name="Source_20_Text"><text:span text:style-name="T31">references:</text:span></text:span></text:p>
      <text:p text:style-name="P31"><text:span text:style-name="Source_20_Text"><text:span text:style-name="T31"># change in first list does not change a copy</text:span></text:span></text:p>
      <text:p text:style-name="P31"><text:span text:style-name="Source_20_Text"><text:span text:style-name="T31"># but changing a copy does change the original</text:span></text:span></text:p>
      <text:p text:style-name="P31"><text:span text:style-name="Source_20_Text"><text:span text:style-name="T31"># since the copy and the original refers to same place in memory.</text:span></text:span></text:p>
      <text:p text:style-name="P31"><text:span text:style-name="Source_20_Text"><text:span text:style-name="T31">print('does not change the copy\n')</text:span></text:span></text:p>
      <text:p text:style-name="P31"><text:span text:style-name="Source_20_Text"><text:span text:style-name="T31">#spam refers to a reference of the list not the actual list.</text:span></text:span></text:p>
      <text:p text:style-name="P31"><text:span text:style-name="Source_20_Text"><text:span text:style-name="T31">spam = 42</text:span></text:span></text:p>
      <text:p text:style-name="P31"><text:span text:style-name="Source_20_Text"><text:span text:style-name="T31">cheese = spam</text:span></text:span></text:p>
      <text:p text:style-name="P31"><text:span text:style-name="Source_20_Text"><text:span text:style-name="T31">spam = 100</text:span></text:span></text:p>
      <text:p text:style-name="P31"><text:span text:style-name="Source_20_Text"><text:span text:style-name="T31">print(spam)</text:span></text:span></text:p>
      <text:p text:style-name="P31"><text:span text:style-name="Source_20_Text"><text:span text:style-name="T31">print(cheese)</text:span></text:span></text:p>
      <text:p text:style-name="P31"><text:span text:style-name="Source_20_Text"><text:span text:style-name="T31">print('does change the copy\n')</text:span></text:span></text:p>
      <text:p text:style-name="P31"><text:span text:style-name="Source_20_Text"><text:span text:style-name="T31">listx = [0,1,2,3,4]</text:span></text:span></text:p>
      <text:p text:style-name="P31"><text:span text:style-name="Source_20_Text"><text:span text:style-name="T31">choice = listx</text:span></text:span></text:p>
      <text:p text:style-name="P31"><text:span text:style-name="Source_20_Text"><text:span text:style-name="T31">choice[1] = 'hello!'</text:span></text:span></text:p>
      <text:p text:style-name="P31"><text:span text:style-name="Source_20_Text"><text:span text:style-name="T31">print(choice)</text:span></text:span></text:p>
      <text:p text:style-name="P31"><text:span text:style-name="Source_20_Text"><text:span text:style-name="T31">print(listx)</text:span></text:span></text:p>
      <text:p text:style-name="P31"><text:span text:style-name="Source_20_Text"><text:span text:style-name="T31"/></text:span></text:p>
      <text:p text:style-name="P31"><text:span text:style-name="Source_20_Text"><text:span text:style-name="T31">* </text:span></text:span><text:span text:style-name="Source_20_Text"><text:span text:style-name="T33">immutable values don’t have this problem because they can’t be modified “in place”. They can only be replaced by new values.</text:span></text:span></text:p>
      <text:p text:style-name="P31"><text:span text:style-name="Source_20_Text"><text:span text:style-name="T33"/></text:span></text:p>
      <text:p text:style-name="P32"><text:span text:style-name="Source_20_Text"><text:span text:style-name="T34">“copy” module in python have deepcopy function in it.</text:span></text:span></text:p>
      <text:p text:style-name="P33"><text:span text:style-name="Source_20_Text"><text:span text:style-name="T35">Shallow copy: two different objects refering to same list in memory.</text:span></text:span></text:p>
      <text:p text:style-name="P33"><text:span text:style-name="Source_20_Text"><text:span text:style-name="T35">spam = 42</text:span></text:span></text:p>
      <text:p text:style-name="P33"><text:span text:style-name="Source_20_Text"><text:span text:style-name="T35">cheese = spam</text:span></text:span></text:p>
      <text:p text:style-name="P33"><text:span text:style-name="Source_20_Text"><text:span text:style-name="T35">cheese → 42</text:span></text:span></text:p>
      <text:p text:style-name="P33"><text:span text:style-name="Source_20_Text"><text:span text:style-name="T35">spam → 42</text:span></text:span></text:p>
      <text:p text:style-name="P33"><text:span text:style-name="Source_20_Text"><text:span text:style-name="T35">this is shallow copy.</text:span></text:span></text:p>
      <text:p text:style-name="P33"><text:span text:style-name="Source_20_Text"><text:span text:style-name="T35"/></text:span></text:p>
      <text:p text:style-name="P33"><text:span text:style-name="Source_20_Text"><text:span text:style-name="T35">Deep Copy: copy first list to another list so two different variables/objects refer to different lists.</text:span></text:span></text:p>
      <text:p text:style-name="P33"><text:span text:style-name="Source_20_Text"><text:span text:style-name="T35"># deepcopy does not change the original list</text:span></text:span></text:p>
      <text:p text:style-name="P33"><text:span text:style-name="Source_20_Text"><text:span text:style-name="T35">import copy</text:span></text:span></text:p>
      <text:p text:style-name="P33"><text:span text:style-name="Source_20_Text"><text:span text:style-name="T35">spam = ['a', 'b', 'c', 'd']</text:span></text:span></text:p>
      <text:p text:style-name="P33"><text:span text:style-name="Source_20_Text"><text:span text:style-name="T35">cheese = copy.deepcopy(spam)</text:span></text:span></text:p>
      <text:p text:style-name="P33"><text:soft-page-break/><text:span text:style-name="Source_20_Text"><text:span text:style-name="T35">cheese[1] = 42</text:span></text:span></text:p>
      <text:p text:style-name="P33"><text:span text:style-name="Source_20_Text"><text:span text:style-name="T35">print(cheese)</text:span></text:span></text:p>
      <text:p text:style-name="P33"><text:span text:style-name="Source_20_Text"><text:span text:style-name="T35">print(spam)</text:span></text:span></text:p>
      <text:p text:style-name="P33"><text:span text:style-name="Source_20_Text"><text:span text:style-name="T35"/></text:span></text:p>
      <text:p text:style-name="P34"><text:span text:style-name="Source_20_Text"><text:span text:style-name="T36">recap:</text:span></text:span></text:p>
      <text:p text:style-name="P34"><text:span text:style-name="Source_20_Text"><text:span text:style-name="T36">- strings can do a lot of the same things lists can do except strings are mutable.</text:span></text:span></text:p>
      <text:p text:style-name="P34"><text:span text:style-name="Source_20_Text"><text:span text:style-name="T36">- immutable values like strings and tuples can’t be modified “in place”.</text:span></text:span></text:p>
      <text:p text:style-name="P34"><text:span text:style-name="Source_20_Text"><text:span text:style-name="T36">- mutable values like lists can be modified in place</text:span></text:span></text:p>
      <text:p text:style-name="P34"><text:span text:style-name="Source_20_Text"><text:span text:style-name="T36">- variables don’t contain lists, they contain references to the lists.</text:span></text:span></text:p>
      <text:p text:style-name="P34"><text:span text:style-name="Source_20_Text"><text:span text:style-name="T36">- when passing a list argument to a function, you are actually passing a list reference.</text:span></text:span></text:p>
      <text:p text:style-name="P34"><text:span text:style-name="Source_20_Text"><text:span text:style-name="T36">- changes made to a list in a function will affect the list outside the function.</text:span></text:span></text:p>
      <text:p text:style-name="P34"><text:span text:style-name="Source_20_Text"><text:span text:style-name="T36">- the \ line continuation character can be used to stretch python instructions across multiple lines.</text:span></text:span></text:p>
      <text:p text:style-name="P35"><text:span text:style-name="Source_20_Text"><text:span text:style-name="T37">Look at </text:span></text:span><text:a xlink:type="simple" xlink:href="https://youtu.be/_AEJHKGk9ns" text:style-name="Internet_20_link" text:visited-style-name="Visited_20_Internet_20_Link"><text:span text:style-name="Source_20_Text"><text:span text:style-name="T37">https://youtu.be/_AEJHKGk9ns</text:span></text:span></text:a></text:p>
      <text:p text:style-name="P36"><text:span text:style-name="Source_20_Text"><text:span text:style-name="T38">Section 7 : <text:s/>Dictionaries:</text:span></text:span></text:p>
      <text:p text:style-name="P37"><text:span text:style-name="Source_20_Text"><text:span text:style-name="T39">you can check for presence of keys in a dictionary using “in &amp; not in”</text:span></text:span></text:p>
      <text:p text:style-name="P37"><text:span text:style-name="Source_20_Text"><text:span text:style-name="T39">‘name’ in eggs</text:span></text:span></text:p>
      <text:p text:style-name="P37"><text:span text:style-name="Source_20_Text"><text:span text:style-name="T39">‘color’ not in eggs</text:span></text:span></text:p>
      <text:p text:style-name="P37"><text:span text:style-name="Source_20_Text"><text:span text:style-name="T39"/></text:span></text:p>
      <text:p text:style-name="P37"><text:span text:style-name="Source_20_Text"><text:span text:style-name="T39"># dict[key] --&gt; value</text:span></text:span></text:p>
      <text:p text:style-name="P37"><text:span text:style-name="Source_20_Text"><text:span text:style-name="T39"># dictionaries are unordered.</text:span></text:span></text:p>
      <text:p text:style-name="P37"><text:span text:style-name="Source_20_Text"><text:span text:style-name="T39"># order matters for lists but it does not for dictionaries.</text:span></text:span></text:p>
      <text:p text:style-name="P37"><text:span text:style-name="Source_20_Text"><text:span text:style-name="T39">myCat = {'size':'fat', 'color':'gray', 'voice':'loud'}</text:span></text:span></text:p>
      <text:p text:style-name="P37"><text:span text:style-name="Source_20_Text"><text:span text:style-name="T39">print(myCat['size'])</text:span></text:span></text:p>
      <text:p text:style-name="P37"><text:span text:style-name="Source_20_Text"><text:span text:style-name="T39">print('my cat has '+myCat['color']+' fur')</text:span></text:span></text:p>
      <text:p text:style-name="P37"><text:span text:style-name="Source_20_Text"><text:span text:style-name="T39"># list order:</text:span></text:span></text:p>
      <text:p text:style-name="P37"><text:span text:style-name="Source_20_Text"><text:span text:style-name="T39">print([1,2,3] == [3,2,1])</text:span></text:span></text:p>
      <text:p text:style-name="P37"><text:span text:style-name="Source_20_Text"><text:span text:style-name="T39"># dictionary order:</text:span></text:span></text:p>
      <text:p text:style-name="P37"><text:span text:style-name="Source_20_Text"><text:span text:style-name="T39">eggs = {'count':4, "color":"red", "age":1}</text:span></text:span></text:p>
      <text:p text:style-name="P37"><text:span text:style-name="Source_20_Text"><text:span text:style-name="T39">ham = {"age":1, "count":4, "color":"red"}</text:span></text:span></text:p>
      <text:p text:style-name="P37"><text:span text:style-name="Source_20_Text"><text:span text:style-name="T39">print(eggs == ham)</text:span></text:span></text:p>
      <text:p text:style-name="P38"><text:span text:style-name="Source_20_Text"><text:span text:style-name="T40">print('name' in eggs)</text:span></text:span></text:p>
      <text:p text:style-name="P38"><text:span text:style-name="Source_20_Text"><text:span text:style-name="T40">print('color' in ham)</text:span></text:span></text:p>
      <text:p text:style-name="P38"><text:span text:style-name="Source_20_Text"><text:span text:style-name="T40">print('count' not in eggs)</text:span></text:span></text:p>
      <text:p text:style-name="P38"><text:span text:style-name="Source_20_Text"><text:span text:style-name="T40"/></text:span></text:p>
      <text:p text:style-name="P39"><text:soft-page-break/><text:span text:style-name="Source_20_Text"><text:span text:style-name="T41">dictionary methods are keys(), values(), items()</text:span></text:span></text:p>
      <text:p text:style-name="P39"><text:span text:style-name="Source_20_Text"><text:span text:style-name="T41">list(eggs.keys()) → returns a list</text:span></text:span></text:p>
      <text:p text:style-name="P39"><text:span text:style-name="Source_20_Text"><text:span text:style-name="T41">list(ham.values()) → returns a list</text:span></text:span></text:p>
      <text:p text:style-name="P39"><text:span text:style-name="Source_20_Text"><text:span text:style-name="T41">list(eggs.items()) → returns a list of tuples.</text:span></text:span></text:p>
      <text:p text:style-name="P40"><text:span text:style-name="Source_20_Text"><text:span text:style-name="T42">[{,},{,},{,}] → list of tuples.</text:span></text:span></text:p>
      <text:p text:style-name="P40"><text:span text:style-name="Source_20_Text"><text:span text:style-name="T42"/></text:span></text:p>
      <text:p text:style-name="P41"><text:span text:style-name="Source_20_Text"><text:span text:style-name="T43">Note: </text:span></text:span></text:p>
      <text:p text:style-name="P41"><text:span text:style-name="Source_20_Text"><text:span text:style-name="T43">list(eggs.keys()) → returns <text:s/>a list</text:span></text:span></text:p>
      <text:p text:style-name="P41"><text:span text:style-name="Source_20_Text"><text:span text:style-name="T43">eggs.keys() → returns “dict_keys([‘name’, ’species’, ‘age’])”</text:span></text:span></text:p>
      <text:p text:style-name="P41"><text:span text:style-name="Source_20_Text"><text:span text:style-name="T43"/></text:span></text:p>
      <text:p text:style-name="P42"><text:span text:style-name="Source_20_Text"><text:span text:style-name="T44">using</text:span></text:span><text:span text:style-name="Source_20_Text"><text:span text:style-name="T45"> dictionary methods with For loop:</text:span></text:span></text:p>
      <text:p text:style-name="P42"><text:span text:style-name="Source_20_Text"><text:span text:style-name="T45">for k in eggs.keys():</text:span></text:span></text:p>
      <text:p text:style-name="P42"><text:span text:style-name="Source_20_Text"><text:span text:style-name="T45"><text:s text:c="4"/>print(k)</text:span></text:span></text:p>
      <text:p text:style-name="P42"><text:span text:style-name="Source_20_Text"><text:span text:style-name="T45"/></text:span></text:p>
      <text:p text:style-name="P42"><text:span text:style-name="Source_20_Text"><text:span text:style-name="T45">for v in eggs.values():</text:span></text:span></text:p>
      <text:p text:style-name="P42"><text:span text:style-name="Source_20_Text"><text:span text:style-name="T45"><text:s text:c="4"/>print(v)</text:span></text:span></text:p>
      <text:p text:style-name="P42"><text:span text:style-name="Source_20_Text"><text:span text:style-name="T45"/></text:span></text:p>
      <text:p text:style-name="P42"><text:span text:style-name="Source_20_Text"><text:span text:style-name="T45">for k,v in eggs.items():</text:span></text:span></text:p>
      <text:p text:style-name="P42"><text:span text:style-name="Source_20_Text"><text:span text:style-name="T45"><text:s text:c="4"/>print(k,v)</text:span></text:span></text:p>
      <text:p text:style-name="P42"><text:span text:style-name="Source_20_Text"><text:span text:style-name="T45"/></text:span></text:p>
      <text:p text:style-name="P43"><text:span text:style-name="Source_20_Text"><text:span text:style-name="T46">to check for key in a dictionary without raising an error, we can use if statement.</text:span></text:span></text:p>
      <text:p text:style-name="P44"><text:span text:style-name="Source_20_Text"><text:span text:style-name="T47">If ‘color’ in eggs:</text:span></text:span></text:p>
      <text:p text:style-name="P44"><text:span text:style-name="Source_20_Text"><text:span text:style-name="T47"><text:tab/>print(eggs[‘color’])</text:span></text:span></text:p>
      <text:p text:style-name="P44"><text:span text:style-name="Source_20_Text"><text:span text:style-name="T47"/></text:span></text:p>
      <text:p text:style-name="P44"><text:span text:style-name="Source_20_Text"><text:span text:style-name="T47">but this process is tedious.</text:span></text:span></text:p>
      <text:p text:style-name="P44"><text:span text:style-name="Source_20_Text"><text:span text:style-name="T47">Python has .get method for getting a value while providing default value if not found.</text:span></text:span></text:p>
      <text:p text:style-name="P44"><text:span text:style-name="Source_20_Text"><text:span text:style-name="T47"># default Get method for finding a key in dict without raising an error and providing default value if not found.</text:span></text:span></text:p>
      <text:p text:style-name="P44"><text:span text:style-name="Source_20_Text"><text:span text:style-name="T47">eggs = {'count':4, "color":"red", "age":17}</text:span></text:span></text:p>
      <text:p text:style-name="P44"><text:span text:style-name="Source_20_Text"><text:span text:style-name="T47">print(eggs.get('age',0))</text:span></text:span></text:p>
      <text:p text:style-name="P44"><text:span text:style-name="Source_20_Text"><text:span text:style-name="T47"># return an empty string if not found.</text:span></text:span></text:p>
      <text:p text:style-name="P44"><text:span text:style-name="Source_20_Text"><text:span text:style-name="T47">print(eggs.get('health', ""))</text:span></text:span></text:p>
      <text:p text:style-name="P44"><text:span text:style-name="Source_20_Text"><text:span text:style-name="T47">picnicItems = {'apples':5, 'cups':2}</text:span></text:span></text:p>
      <text:p text:style-name="P44"><text:span text:style-name="Source_20_Text"><text:span text:style-name="T47">print("I am bringing "+str(picnicItems.get('napkins', 0))+" napkins to the party")</text:span></text:span></text:p>
      <text:p text:style-name="P44"><text:span text:style-name="Source_20_Text"><text:span text:style-name="T47"/></text:span></text:p>
      <text:p text:style-name="P44"><text:soft-page-break/><text:span text:style-name="Source_20_Text"><text:span text:style-name="T47">the opposite of get method is set method.</text:span></text:span></text:p>
      <text:p text:style-name="P45"><text:span text:style-name="Source_20_Text"><text:span text:style-name="T48">if "health" not in eggs:</text:span></text:span></text:p>
      <text:p text:style-name="P45"><text:span text:style-name="Source_20_Text"><text:span text:style-name="T48"><text:s text:c="4"/>eggs['health'] = 'good'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print(eggs)</text:span></text:span></text:p>
      <text:p text:style-name="P45"><text:span text:style-name="Source_20_Text"><text:span text:style-name="T48"># the alterantive for above if statement is setdefault method</text:span></text:span></text:p>
      <text:p text:style-name="P45"><text:span text:style-name="Source_20_Text"><text:span text:style-name="T48">ham = {'count':4, "age":17}</text:span></text:span></text:p>
      <text:p text:style-name="P45"><text:span text:style-name="Source_20_Text"><text:span text:style-name="T48">ham.setdefault('color','black')</text:span></text:span></text:p>
      <text:p text:style-name="P45"><text:span text:style-name="Source_20_Text"><text:span text:style-name="T48">print(ham)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# setting new default does not change the default value, it will be set once.</text:span></text:span></text:p>
      <text:p text:style-name="P45"><text:span text:style-name="Source_20_Text"><text:span text:style-name="T48"/></text:span></text:p>
      <text:p text:style-name="P45"><text:span text:style-name="Source_20_Text"><text:span text:style-name="T48">message = 'it was a bright cold day in April, and the clock was thirteen'</text:span></text:span></text:p>
      <text:p text:style-name="P45"><text:span text:style-name="Source_20_Text"><text:span text:style-name="T48">count = {}</text:span></text:span></text:p>
      <text:p text:style-name="P45"><text:span text:style-name="Source_20_Text"><text:span text:style-name="T48">for character in message.upper():</text:span></text:span></text:p>
      <text:p text:style-name="P45"><text:span text:style-name="Source_20_Text"><text:span text:style-name="T48"><text:s text:c="4"/>count.setdefault(character, 0)</text:span></text:span></text:p>
      <text:p text:style-name="P45"><text:span text:style-name="Source_20_Text"><text:span text:style-name="T48"><text:s text:c="4"/>count[character] = count[character] + 1</text:span></text:span></text:p>
      <text:p text:style-name="P45"><text:span text:style-name="Source_20_Text"><text:span text:style-name="T48">print(count)</text:span></text:span></text:p>
      <text:p text:style-name="P45"><text:span text:style-name="Source_20_Text"><text:span text:style-name="T48"/></text:span></text:p>
      <text:p text:style-name="P46"><text:span text:style-name="Source_20_Text"><text:span text:style-name="T49">notes:</text:span></text:span></text:p>
      <text:p text:style-name="P46"><text:span text:style-name="Source_20_Text"><text:span text:style-name="T49">1. to apply a string method apply it on provided string like message not on character.</text:span></text:span></text:p>
      <text:p text:style-name="P46"><text:span text:style-name="Source_20_Text"><text:span text:style-name="T49">2. <text:s/>setdefault sets the value to 0 above if not found.</text:span></text:span></text:p>
      <text:p text:style-name="P47"><text:span text:style-name="Source_20_Text"><text:span text:style-name="T50">3. to escape a lot of commas in a long text, we use trible quotes ''' '''.</text:span></text:span></text:p>
      <text:p text:style-name="P48"><text:span text:style-name="Source_20_Text"><text:span text:style-name="T51">4. to clean the display and print neatly we use pprint module.</text:span></text:span></text:p>
      <text:p text:style-name="P48"><text:span text:style-name="Source_20_Text"><text:span text:style-name="T51"><text:s/></text:span></text:span><text:span text:style-name="Source_20_Text"><text:span text:style-name="T52">Recap:</text:span></text:span></text:p>
      <text:p text:style-name="P49"><text:span text:style-name="Source_20_Text"><text:span text:style-name="T52">* dictionaries contain key-value pairs. Keys are like a list’s indexes.</text:span></text:span></text:p>
      <text:p text:style-name="P49"><text:span text:style-name="Source_20_Text"><text:span text:style-name="T52">* dictionaries are mutable. Variables hold references to dictionary values, not the dictionary value itself.</text:span></text:span></text:p>
      <text:p text:style-name="P49"><text:span text:style-name="Source_20_Text"><text:span text:style-name="T52">* dictionaries are unordered. There is no “first” key-value pair in a dictionary.</text:span></text:span></text:p>
      <text:p text:style-name="P49"><text:span text:style-name="Source_20_Text"><text:span text:style-name="T52">* the keys(), values(), and items() methods will return list-like values of a dictionary’s keys, values, and both keys and values, respectively.</text:span></text:span></text:p>
      <text:p text:style-name="P49"><text:span text:style-name="Source_20_Text"><text:span text:style-name="T52">* the get() method can return a default value if a key doesn’t exist.</text:span></text:span></text:p>
      <text:p text:style-name="P49"><text:span text:style-name="Source_20_Text"><text:span text:style-name="T52">* the setdefault() method can set a value if a key doesn’t exist.</text:span></text:span></text:p>
      <text:p text:style-name="P49"><text:span text:style-name="Source_20_Text"><text:span text:style-name="T52">* the pprint module’s pprint “pretty print” function display a dictionary value cleanly. The pformat() function returns a string value of this output.</text:span></text:span><text:span text:style-name="T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3:49:30.967601336</meta:creation-date>
    <dc:date>2025-03-05T18:00:08.736455674</dc:date>
    <meta:editing-duration>PT3H57M7S</meta:editing-duration>
    <meta:editing-cycles>67</meta:editing-cycles>
    <meta:generator>LibreOffice/24.8.4.2$Linux_X86_64 LibreOffice_project/480$Build-2</meta:generator>
    <meta:document-statistic meta:table-count="0" meta:image-count="0" meta:object-count="0" meta:page-count="10" meta:paragraph-count="350" meta:word-count="1887" meta:character-count="11314" meta:non-whitespace-character-count="9412"/>
  </office:meta>
</office:document-meta>
</file>